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b06b" officeooo:paragraph-rsid="0002b06b"/>
    </style:style>
    <style:style style:name="P2" style:family="paragraph" style:parent-style-name="Text_20_body" style:list-style-name="L1">
      <style:paragraph-properties fo:text-align="start" style:justify-single-word="false"/>
      <style:text-properties officeooo:rsid="0002b06b" officeooo:paragraph-rsid="0002b06b"/>
    </style:style>
    <style:style style:name="P3" style:family="paragraph" style:parent-style-name="Text_20_body" style:list-style-name="L1">
      <style:paragraph-properties fo:text-align="start" style:justify-single-word="false"/>
      <style:text-properties officeooo:rsid="00035846" officeooo:paragraph-rsid="00035846"/>
    </style:style>
    <style:style style:name="P4" style:family="paragraph" style:parent-style-name="Text_20_body" style:list-style-name="L1">
      <style:paragraph-properties fo:text-align="start" style:justify-single-word="false"/>
      <style:text-properties officeooo:rsid="00042816" officeooo:paragraph-rsid="00042816"/>
    </style:style>
    <style:style style:name="P5" style:family="paragraph" style:parent-style-name="Text_20_body" style:list-style-name="L1">
      <style:paragraph-properties fo:text-align="start" style:justify-single-word="false"/>
      <style:text-properties officeooo:rsid="00062fc2" officeooo:paragraph-rsid="00090554"/>
    </style:style>
    <style:style style:name="P6" style:family="paragraph" style:parent-style-name="Text_20_body" style:list-style-name="L1">
      <style:paragraph-properties fo:text-align="start" style:justify-single-word="false"/>
      <style:text-properties officeooo:rsid="00090554" officeooo:paragraph-rsid="00092d9b"/>
    </style:style>
    <style:style style:name="P7" style:family="paragraph" style:parent-style-name="Text_20_body" style:list-style-name="L1">
      <style:paragraph-properties fo:text-align="start" style:justify-single-word="false"/>
      <style:text-properties officeooo:rsid="00092d9b" officeooo:paragraph-rsid="00092d9b"/>
    </style:style>
    <style:style style:name="P8" style:family="paragraph" style:parent-style-name="Text_20_body" style:list-style-name="L1">
      <style:paragraph-properties fo:text-align="start" style:justify-single-word="false"/>
      <style:text-properties officeooo:rsid="00098b79" officeooo:paragraph-rsid="00098b79"/>
    </style:style>
    <style:style style:name="P9" style:family="paragraph" style:parent-style-name="Text_20_body" style:list-style-name="L1">
      <style:paragraph-properties fo:text-align="start" style:justify-single-word="false"/>
      <style:text-properties officeooo:rsid="000b7d32" officeooo:paragraph-rsid="000b7d32"/>
    </style:style>
    <style:style style:name="P10" style:family="paragraph" style:parent-style-name="Text_20_body" style:list-style-name="L1">
      <style:paragraph-properties fo:text-align="start" style:justify-single-word="false"/>
      <style:text-properties officeooo:rsid="000c0ad5" officeooo:paragraph-rsid="000c0ad5"/>
    </style:style>
    <style:style style:name="P11" style:family="paragraph" style:parent-style-name="Text_20_body" style:list-style-name="L1">
      <style:paragraph-properties fo:text-align="start" style:justify-single-word="false"/>
      <style:text-properties officeooo:rsid="000dc0a8" officeooo:paragraph-rsid="000dc0a8"/>
    </style:style>
    <style:style style:name="P12" style:family="paragraph" style:parent-style-name="Text_20_body" style:list-style-name="L1">
      <style:paragraph-properties fo:text-align="start" style:justify-single-word="false"/>
      <style:text-properties officeooo:rsid="000fbcd2" officeooo:paragraph-rsid="000fbcd2"/>
    </style:style>
    <style:style style:name="P13" style:family="paragraph" style:parent-style-name="Text_20_body" style:list-style-name="L1">
      <style:paragraph-properties fo:text-align="start" style:justify-single-word="false"/>
      <style:text-properties officeooo:rsid="00126f4a" officeooo:paragraph-rsid="0019a60e"/>
    </style:style>
    <style:style style:name="P14" style:family="paragraph" style:parent-style-name="Text_20_body" style:list-style-name="L1">
      <style:paragraph-properties fo:text-align="start" style:justify-single-word="false"/>
      <style:text-properties officeooo:rsid="001fb526" officeooo:paragraph-rsid="001fb526"/>
    </style:style>
    <style:style style:name="P15" style:family="paragraph" style:parent-style-name="Text_20_body" style:list-style-name="L1">
      <style:paragraph-properties fo:text-align="start" style:justify-single-word="false"/>
      <style:text-properties officeooo:rsid="001fb526" officeooo:paragraph-rsid="00213ca6"/>
    </style:style>
    <style:style style:name="P16" style:family="paragraph" style:parent-style-name="Text_20_body" style:list-style-name="L1">
      <style:paragraph-properties fo:text-align="start" style:justify-single-word="false"/>
      <style:text-properties officeooo:rsid="00213ca6" officeooo:paragraph-rsid="00213ca6"/>
    </style:style>
    <style:style style:name="P17" style:family="paragraph" style:parent-style-name="Text_20_body" style:list-style-name="L1">
      <style:paragraph-properties fo:text-align="start" style:justify-single-word="false"/>
      <style:text-properties officeooo:rsid="00213f92" officeooo:paragraph-rsid="00213f92"/>
    </style:style>
    <style:style style:name="P18" style:family="paragraph" style:parent-style-name="Text_20_body" style:list-style-name="L2">
      <style:paragraph-properties fo:text-align="start" style:justify-single-word="false"/>
      <style:text-properties officeooo:rsid="0022a000" officeooo:paragraph-rsid="0022a000"/>
    </style:style>
    <style:style style:name="P19" style:family="paragraph" style:parent-style-name="Text_20_body" style:list-style-name="L2">
      <style:paragraph-properties fo:text-align="start" style:justify-single-word="false"/>
      <style:text-properties officeooo:rsid="0022a504" officeooo:paragraph-rsid="0022a504"/>
    </style:style>
    <style:style style:name="P20" style:family="paragraph" style:parent-style-name="Text_20_body" style:list-style-name="L2">
      <style:paragraph-properties fo:text-align="start" style:justify-single-word="false"/>
      <style:text-properties officeooo:rsid="00256c13" officeooo:paragraph-rsid="00256c13"/>
    </style:style>
    <style:style style:name="P21" style:family="paragraph" style:parent-style-name="Heading_20_1">
      <style:paragraph-properties fo:text-align="center" style:justify-single-word="false"/>
      <style:text-properties officeooo:rsid="00110038" officeooo:paragraph-rsid="00110038"/>
    </style:style>
    <style:style style:name="T1" style:family="text">
      <style:text-properties officeooo:rsid="00058777"/>
    </style:style>
    <style:style style:name="T2" style:family="text">
      <style:text-properties officeooo:rsid="000afb3d"/>
    </style:style>
    <style:style style:name="T3" style:family="text">
      <style:text-properties officeooo:rsid="0012d9d8"/>
    </style:style>
    <style:style style:name="T4" style:family="text">
      <style:text-properties officeooo:rsid="00213c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Étapes</text:h>
      <text:p text:style-name="P1">Les différentes étapes : </text:p>
      <text:list xml:id="list1316703630289826957" text:style-name="L1">
        <text:list-item>
          <text:p text:style-name="P2">simuler un système d'upload et de récupération par album, c'est à dire que chaque client aura son propre répertoire sous le bucket principal. Par exemple l'user macky aura comme structure de dossier suivante : mackydieng.common/macky/album_1, mackydieng.common/macky/album₂ etc.</text:p>
        </text:list-item>
        <text:list-item>
          <text:p text:style-name="P3">implémenter l'upload en nodejs afin de dynamiser les noms des albums des utilsateurs et leurs photos.</text:p>
        </text:list-item>
        <text:list-item>
          <text:p text:style-name="P3">Mettre en place une interface utilisateur pour la création de compte, gestion des albums, photos et autres.</text:p>
        </text:list-item>
        <text:list-item>
          <text:p text:style-name="P4">Créer mon propre module nodejs avec exports, <text:span text:style-name="T1">ainsi n'appeler que les objets dans le fichier app</text:span></text:p>
        </text:list-item>
        <text:list-item>
          <text:p text:style-name="P5">Montrer cette première version au prof la semaine prochaine. </text:p>
        </text:list-item>
        <text:list-item>
          <text:p text:style-name="P6">Mettre le système en place avec des droits d'accès public pour le moment afin de pouvoir afficher les images sur mon site, et par la suite chercher comment la faire en private.</text:p>
        </text:list-item>
        <text:list-item>
          <text:p text:style-name="P7">Laisser des options aux utilisateurs afin qu'ils puissent décider eux même s'il souhiate que leurs images, album soient affichés au grand public, aux personnes inscritent sur le site ou ouvert uniquement qu'à eux seuls. Faire des possibilité par album par exemlpe, à chaque fois qu'un user crée un album, lui demandé de choisir les droits.</text:p>
        </text:list-item>
        <text:list-item>
          <text:p text:style-name="P8">Faire de la structure de la base de données avec mysql ou mongoDB, un user peut avoir un seul <text:span text:style-name="T2">bucket</text:span> (son nom par exemple) <text:span text:style-name="T2">et vérifier à la soumission que ce nom de bucket n'existe pas déjà, s'il existe, dire au user de saisir un autre</text:span>. Et ensuite un central de stockage peut abriter plusieurs albums et un album peut avoir plusieurs images. <text:span text:style-name="T2">L'utilisateur sera identifié par ses infos de base : nom, prénom, email, mot de passe.</text:span></text:p>
        </text:list-item>
        <text:list-item>
          <text:p text:style-name="P9">Mettre un joli slogan sur la page d'accueil du style « Toutes vos images dans le cloud, finis les pertes de données occasionnées par la fermeture d'un site » ensuite expliquer dans la petite description ce que fait le site exactement.</text:p>
        </text:list-item>
        <text:list-item>
          <text:p text:style-name="P10">Faire d'abord une simple simulation avec l'upload de nodejs et afficher les images après puis passer à la dynamisation avec les bases de données et consorts, utiliser contenant le nom des images pour le moments (de mon côté bien évidement) du stye [image₁, image_2 etc] et utilisé les routes /uploads/images/tabImg[0] ;</text:p>
        </text:list-item>
        <text:list-item>
          <text:p text:style-name="P11">Gérer les comptes utilisateurs avec les restrictions d'accès pour les anonymes.</text:p>
        </text:list-item>
        <text:list-item>
          <text:p text:style-name="P11">Gérer les suppressions de bucket, d'album et de photos, et cela non seulement sur ma base de sonnée locale mais aussi dans le cloud chez amazon</text:p>
        </text:list-item>
        <text:list-item>
          <text:p text:style-name="P12">permettre à un utilisateur de supprimer son compte, et la suppression de son compte entraînera automatiquement la suppression de son bucket ainsi que tous les albums liés. <text:s/></text:p>
        </text:list-item>
        <text:list-item>
          <text:p text:style-name="P13"><text:soft-page-break/>Gestion des suppressions : si l'utilisateur supprime son compte, <text:span text:style-name="T3">supprimer d'abord son compte dans le cloud, pour cela l'on procédera comme suit : récupérer tous les albums du bucket en locale, itérer sur ces albums enfin de les supprimés un à un. C'est à dire pour chaque album, appeler la méthode deleteObjects en mettant l'option albumDeleteAble à true, qui vas bien évidemment supprimer l'album avec ses photos en même temps. Une fois tous les albums supprimés, nous pouvons maintenant supprimer le bucket lui même avec la méthode deleteBucket. En ce qui concerne la suppression en local, à mon avis on aura juste besoin de supprimer son compte dans la collection users ainsi son bucket dans la collections usersBuckets. Cette dernière suppression entraînera normalement la suppression de ses albums et photos en même temps de la collection.</text:span></text:p>
        </text:list-item>
        <text:list-item>
          <text:p text:style-name="P14">Faire un singleton pour la connexion</text:p>
        </text:list-item>
        <text:list-item>
          <text:p text:style-name="P15">Créer plustard un plugin jquery pour l'upload multiples pour les (juste pour le fun) </text:p>
        </text:list-item>
        <text:list-item>
          <text:p text:style-name="P15"><text:span text:style-name="T4">Liste des pages à créer </text:span></text:p>
          <text:list>
            <text:list-item>
              <text:p text:style-name="P15"><text:span text:style-name="T4">Page d'accueil</text:span></text:p>
            </text:list-item>
            <text:list-item>
              <text:p text:style-name="P15"><text:span text:style-name="T4">page d'inscription</text:span></text:p>
            </text:list-item>
            <text:list-item>
              <text:p text:style-name="P15"><text:span text:style-name="T4">page de connexion</text:span></text:p>
            </text:list-item>
            <text:list-item>
              <text:p text:style-name="P15"><text:span text:style-name="T4">page d'accueil des utilisateurs</text:span></text:p>
              <text:list>
                <text:list-item>
                  <text:p text:style-name="P15"><text:span text:style-name="T4">les onglets de cette page</text:span></text:p>
                  <text:list>
                    <text:list-item>
                      <text:p text:style-name="P16">profil <text:s/>- le profil de l'utilisateur avec sa description image et tout le reste</text:p>
                    </text:list-item>
                    <text:list-item>
                      <text:p text:style-name="P15"><text:span text:style-name="T4">compte – où in pourra modifier ses infos avec des champs préchargés et éditables</text:span></text:p>
                    </text:list-item>
                    <text:list-item>
                      <text:p text:style-name="P15"><text:span text:style-name="T4">albums - liste tout ses albums (on affichera ici uniquement que les albums publics pour les autres utilisateurs)</text:span></text:p>
                    </text:list-item>
                    <text:list-item>
                      <text:p text:style-name="P16">images – une liste aléatoire des images provenant de tous les albums (ici aussi on affichera uniquement que les images publics pour les autres)</text:p>
                    </text:list-item>
                    <text:list-item>
                      <text:p text:style-name="P16">lien de déconnexion</text:p>
                    </text:list-item>
                  </text:list>
                </text:list-item>
              </text:list>
            </text:list-item>
          </text:list>
        </text:list-item>
        <text:list-item>
          <text:p text:style-name="P17">Nouvelle structure du projet</text:p>
        </text:list-item>
      </text:list>
      <text:list xml:id="list3370056569980651101" text:style-name="L2">
        <text:list-item>
          <text:p text:style-name="P18">lib</text:p>
          <text:list>
            <text:list-item>
              <text:p text:style-name="P18">main</text:p>
              <text:list>
                <text:list-item>
                  <text:p text:style-name="P18">main-entity</text:p>
                </text:list-item>
                <text:list-item>
                  <text:p text:style-name="P18">main-manager</text:p>
                </text:list-item>
              </text:list>
            </text:list-item>
            <text:list-item>
              <text:p text:style-name="P18">bucket-manager</text:p>
              <text:list>
                <text:list-item>
                  <text:p text:style-name="P18">bucket-manager</text:p>
                </text:list-item>
              </text:list>
            </text:list-item>
            <text:list-item>
              <text:p text:style-name="P18">auth-manager</text:p>
              <text:list>
                <text:list-item>
                  <text:p text:style-name="P18">auth</text:p>
                </text:list-item>
              </text:list>
            </text:list-item>
            <text:list-item>
              <text:p text:style-name="P18"><text:soft-page-break/>mongodb-manager</text:p>
              <text:list>
                <text:list-item>
                  <text:p text:style-name="P18">config</text:p>
                </text:list-item>
                <text:list-item>
                  <text:p text:style-name="P19">manager</text:p>
                </text:list-item>
              </text:list>
            </text:list-item>
            <text:list-item>
              <text:p text:style-name="P19">utils</text:p>
              <text:list>
                <text:list-item>
                  <text:p text:style-name="P19">util</text:p>
                </text:list-item>
                <text:list-item>
                  <text:p text:style-name="P19">error</text:p>
                </text:list-item>
              </text:list>
            </text:list-item>
          </text:list>
        </text:list-item>
        <text:list-item>
          <text:p text:style-name="P19">node_modules</text:p>
        </text:list-item>
        <text:list-item>
          <text:p text:style-name="P19">ui</text:p>
          <text:list>
            <text:list-item>
              <text:p text:style-name="P19">vendor</text:p>
            </text:list-item>
          </text:list>
        </text:list-item>
        <text:list-item>
          <text:p text:style-name="P19">resources</text:p>
          <text:list>
            <text:list-item>
              <text:p text:style-name="P19">public</text:p>
              <text:list>
                <text:list-item>
                  <text:p text:style-name="P19">uploads</text:p>
                </text:list-item>
              </text:list>
            </text:list-item>
            <text:list-item>
              <text:p text:style-name="P19">views</text:p>
            </text:list-item>
          </text:list>
        </text:list-item>
        <text:list-item>
          <text:p text:style-name="P19">src</text:p>
          <text:list>
            <text:list-item>
              <text:p text:style-name="P19">picture-store</text:p>
              <text:list>
                <text:list-item>
                  <text:p text:style-name="P19">user</text:p>
                  <text:list>
                    <text:list-item>
                      <text:p text:style-name="P19">contollers</text:p>
                    </text:list-item>
                    <text:list-item>
                      <text:p text:style-name="P19">entities</text:p>
                    </text:list-item>
                    <text:list-item>
                      <text:p text:style-name="P19">managers</text:p>
                    </text:list-item>
                  </text:list>
                </text:list-item>
                <text:list-item>
                  <text:p text:style-name="P19">bucket</text:p>
                  <text:list>
                    <text:list-item>
                      <text:p text:style-name="P19">contollers</text:p>
                    </text:list-item>
                    <text:list-item>
                      <text:p text:style-name="P19">entities</text:p>
                    </text:list-item>
                    <text:list-item>
                      <text:p text:style-name="P19">managers</text:p>
                    </text:list-item>
                    <text:list-item>
                      <text:p text:style-name="P20">amélioration de </text:p>
                    </text:list-item>
                    <text:list-item>
                      <text:p text:style-name="P20"/>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4:50:33.067445132</meta:creation-date>
    <dc:date>2016-03-14T18:46:54.144594892</dc:date>
    <meta:editing-duration>P8DT1H16M48S</meta:editing-duration>
    <meta:editing-cycles>26</meta:editing-cycles>
    <meta:generator>LibreOffice/4.2.8.2$Linux_X86_64 LibreOffice_project/420m0$Build-2</meta:generator>
    <meta:document-statistic meta:table-count="0" meta:image-count="0" meta:object-count="0" meta:page-count="3" meta:paragraph-count="63" meta:word-count="770" meta:character-count="4475" meta:non-whitespace-character-count="3821"/>
  </office:meta>
</office:document-meta>
</file>